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fr" fo:country="FR" officeooo:rsid="0001dc11" officeooo:paragraph-rsid="0001dc11"/>
    </style:style>
    <style:style style:name="P2" style:family="paragraph" style:parent-style-name="Standard">
      <style:text-properties style:font-name="Arial" fo:language="fr" fo:country="FR" officeooo:rsid="0001dc11" officeooo:paragraph-rsid="000255a5"/>
    </style:style>
    <style:style style:name="P3" style:family="paragraph" style:parent-style-name="Standard">
      <style:paragraph-properties fo:text-align="start" style:justify-single-word="false"/>
      <style:text-properties style:font-name="Arial" fo:language="fr" fo:country="FR" officeooo:rsid="0001dc11" officeooo:paragraph-rsid="00038cd7"/>
    </style:style>
    <style:style style:name="P4" style:family="paragraph" style:parent-style-name="Standard">
      <style:text-properties style:font-name="Arial" fo:language="fr" fo:country="FR" officeooo:rsid="000255a5" officeooo:paragraph-rsid="000255a5"/>
    </style:style>
    <style:style style:name="P5" style:family="paragraph" style:parent-style-name="Standard">
      <style:text-properties style:font-name="Arial" fo:language="fr" fo:country="FR" officeooo:rsid="0004ca45" officeooo:paragraph-rsid="0004ca45"/>
    </style:style>
    <style:style style:name="P6" style:family="paragraph" style:parent-style-name="Standard">
      <style:text-properties style:font-name="Arial" fo:language="fr" fo:country="FR" officeooo:rsid="0004ca45" officeooo:paragraph-rsid="0005a626"/>
    </style:style>
    <style:style style:name="P7" style:family="paragraph" style:parent-style-name="Standard">
      <style:paragraph-properties fo:text-align="center" style:justify-single-word="false"/>
      <style:text-properties style:font-name="Arial" fo:font-size="36pt" fo:language="fr" fo:country="FR" officeooo:rsid="00038cd7" officeooo:paragraph-rsid="00038cd7" style:font-size-asian="31.5pt" style:font-size-complex="3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32pt" fo:language="fr" fo:country="FR" officeooo:rsid="00038cd7" officeooo:paragraph-rsid="00038cd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style:font-name="Arial" fo:font-size="24pt" fo:language="fr" fo:country="FR" style:text-underline-style="none" fo:font-weight="bold" officeooo:rsid="00038cd7" officeooo:paragraph-rsid="00038cd7" style:font-size-asian="21pt" style:font-weight-asian="bold" style:font-size-complex="24pt" style:font-weight-complex="bold"/>
    </style:style>
    <style:style style:name="P10" style:family="paragraph" style:parent-style-name="Standard">
      <style:text-properties style:font-name="Arial" fo:font-size="24pt" fo:language="fr" fo:country="FR" fo:font-weight="bold" officeooo:rsid="00055e22" officeooo:paragraph-rsid="00055e22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Arial" fo:font-size="24pt" fo:language="fr" fo:country="FR" fo:font-weight="bold" officeooo:rsid="0004ca45" officeooo:paragraph-rsid="0004ca45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Arial" fo:font-size="14pt" fo:language="fr" fo:country="FR" officeooo:rsid="0004ca45" officeooo:paragraph-rsid="0004ca4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Arial" fo:font-size="14pt" fo:language="fr" fo:country="FR" officeooo:rsid="0004ca45" officeooo:paragraph-rsid="0004ca45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4pt" fo:language="fr" fo:country="FR" officeooo:rsid="0004ca45" officeooo:paragraph-rsid="0004ca45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Arial" fo:font-size="14pt" fo:language="fr" fo:country="FR" officeooo:rsid="0005a626" officeooo:paragraph-rsid="0005a626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Arial" fo:font-size="14pt" fo:language="fr" fo:country="FR" officeooo:rsid="0001dc11" officeooo:paragraph-rsid="0001dc11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Arial" fo:font-size="14pt" fo:language="fr" fo:country="FR" officeooo:rsid="00055e22" officeooo:paragraph-rsid="00055e22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Arial" fo:font-size="14pt" fo:language="fr" fo:country="FR" officeooo:rsid="000255a5" officeooo:paragraph-rsid="000255a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Arial" fo:font-size="14pt" fo:language="fr" fo:country="FR" officeooo:rsid="000255a5" officeooo:paragraph-rsid="00055e2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Arial" fo:font-size="14pt" fo:language="fr" fo:country="FR" officeooo:rsid="000255a5" officeooo:paragraph-rsid="0004ca4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Arial" fo:font-size="14pt" fo:language="fr" fo:country="FR" fo:font-weight="normal" officeooo:rsid="0004ca45" officeooo:paragraph-rsid="0004ca4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Arial" fo:font-size="14pt" fo:language="fr" fo:country="FR" fo:font-weight="normal" officeooo:rsid="000adf2a" officeooo:paragraph-rsid="000adf2a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Arial" fo:font-size="14pt" fo:language="fr" fo:country="FR" fo:font-weight="bold" officeooo:rsid="0004ca45" officeooo:paragraph-rsid="0004ca45" style:font-size-asian="14pt" style:font-weight-asian="bold" style:font-size-complex="14pt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anguage="fr" fo:country="FR" fo:font-style="normal" style:text-underline-style="none" fo:font-weight="bold" officeooo:rsid="0004ca45" officeooo:paragraph-rsid="0004ca45" style:text-blinking="false" fo:background-color="transparent" style:font-size-asian="14pt" style:font-size-complex="14p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anguage="fr" fo:country="FR" fo:font-style="normal" style:text-underline-style="none" fo:font-weight="bold" officeooo:rsid="0004ca45" officeooo:paragraph-rsid="0004ca45" style:text-blinking="false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anguage="fr" fo:country="FR" fo:font-style="normal" style:text-underline-style="none" fo:font-weight="normal" officeooo:rsid="00074950" officeooo:paragraph-rsid="0004ca45" style:text-blinking="false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Arial" fo:font-size="14pt" fo:language="fr" fo:country="FR" fo:font-style="normal" style:text-underline-style="none" fo:font-weight="normal" officeooo:rsid="000948be" officeooo:paragraph-rsid="0004ca45" style:text-blinking="false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/>
      <style:text-properties style:font-name="Arial" fo:language="fr" fo:country="FR" officeooo:rsid="0004ca45" officeooo:paragraph-rsid="0004ca45"/>
    </style:style>
    <style:style style:name="P29" style:family="paragraph" style:parent-style-name="Standard">
      <style:paragraph-properties fo:line-height="150%"/>
      <style:text-properties style:font-name="Arial" fo:font-size="14pt" fo:language="fr" fo:country="FR" officeooo:rsid="0004ca45" officeooo:paragraph-rsid="0004ca45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Arial" fo:font-size="14pt" fo:language="fr" fo:country="FR" officeooo:rsid="0005a626" officeooo:paragraph-rsid="0005a626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Arial" fo:font-size="14pt" fo:language="fr" fo:country="FR" fo:font-weight="normal" officeooo:rsid="0004ca45" officeooo:paragraph-rsid="0004ca4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style:font-name="Arial" fo:font-size="14pt" fo:language="fr" fo:country="FR" fo:font-weight="normal" officeooo:rsid="0004ca45" officeooo:paragraph-rsid="001defd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style:font-name="Arial" fo:font-size="14pt" fo:language="fr" fo:country="FR" fo:font-weight="normal" officeooo:rsid="0005a626" officeooo:paragraph-rsid="001d3999" style:font-size-asian="14pt" style:font-weight-asian="normal" style:font-size-complex="14pt" style:font-weight-complex="normal"/>
    </style:style>
    <style:style style:name="T1" style:family="text">
      <style:text-properties officeooo:rsid="000255a5"/>
    </style:style>
    <style:style style:name="T2" style:family="text">
      <style:text-properties officeooo:rsid="00055e22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7495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948b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0ad76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0b5da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0d5d2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25104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2f25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167cac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17a95c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1d3999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24pt" fo:font-style="normal" style:text-underline-style="none" fo:font-weight="bold" style:text-blinking="false" fo:background-color="transparent" loext:char-shading-value="0" style:font-size-asian="24pt" style:font-size-complex="24pt"/>
    </style:style>
    <style:style style:name="T16" style:family="text">
      <style:text-properties fo:font-variant="normal" fo:text-transform="none" fo:color="#000000" style:text-line-through-style="none" style:text-line-through-type="none" fo:font-size="24pt" fo:font-style="normal" style:text-underline-style="none" fo:font-weight="bold" officeooo:rsid="00074950" style:text-blinking="false" fo:background-color="transparent" loext:char-shading-value="0" style:font-size-asian="24pt" style:font-size-complex="24pt"/>
    </style:style>
    <style:style style:name="T17" style:family="text">
      <style:text-properties fo:font-variant="normal" fo:text-transform="none" fo:color="#000000" style:text-line-through-style="none" style:text-line-through-type="none" fo:font-size="24pt" fo:font-style="normal" style:text-underline-style="none" fo:font-weight="bold" officeooo:rsid="000948be" style:text-blinking="false" fo:background-color="transparent" loext:char-shading-value="0" style:font-size-asian="24pt" style:font-size-complex="24pt"/>
    </style:style>
    <style:style style:name="T18" style:family="text">
      <style:text-properties officeooo:rsid="0005a626"/>
    </style:style>
    <style:style style:name="T19" style:family="text">
      <style:text-properties officeooo:rsid="00074950"/>
    </style:style>
    <style:style style:name="T20" style:family="text">
      <style:text-properties officeooo:rsid="000948be"/>
    </style:style>
    <style:style style:name="T21" style:family="text">
      <style:text-properties officeooo:rsid="000b438b"/>
    </style:style>
    <style:style style:name="T22" style:family="text">
      <style:text-properties officeooo:rsid="000d5d2d"/>
    </style:style>
    <style:style style:name="T23" style:family="text">
      <style:text-properties officeooo:rsid="0010d6f3"/>
    </style:style>
    <style:style style:name="T24" style:family="text">
      <style:text-properties officeooo:rsid="0014ddd7"/>
    </style:style>
    <style:style style:name="T25" style:family="text">
      <style:text-properties officeooo:rsid="001c46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hier des charges</text:p>
      <text:p text:style-name="P7"/>
      <text:p text:style-name="P9"><text:span text:style-name="T20">1. </text:span>Présentation du projet :</text:p>
      <text:p text:style-name="P3"/>
      <text:p text:style-name="P14">Entreprise : Boulangerie / <text:span text:style-name="T2">Pâtisserie.</text:span></text:p>
      <text:p text:style-name="P14">Activité vente <text:span text:style-name="T23">de</text:span> <text:span text:style-name="T2">viennoiseries et pâtisseries.</text:span></text:p>
      <text:p text:style-name="P20">Création d’un site web vitrine afin de gagner en visibilité et notoriété.</text:p>
      <text:p text:style-name="P15">Il présentera l’entreprise, les produits et coordonné<text:span text:style-name="T19">e</text:span>s de contact.</text:p>
      <text:p text:style-name="P2"/>
      <text:p text:style-name="P10"><text:span text:style-name="T6">2. </text:span><text:span text:style-name="T4">Besoins et des objectifs du projet </text:span>:</text:p>
      <text:p text:style-name="P1"/>
      <text:p text:style-name="P16">- <text:span text:style-name="T1">Présentation de la Boulangerie / Pâtisserie</text:span></text:p>
      <text:p text:style-name="P17">- Description rapide de l’entreprise ( about us )</text:p>
      <text:p text:style-name="P16">- <text:span text:style-name="T2">Présentation rapide des produits</text:span></text:p>
      <text:p text:style-name="P18">- Galerie <text:span text:style-name="T18">photos</text:span> des produits</text:p>
      <text:p text:style-name="P19">- Horaire d’ouverture, adresse de l’établissement</text:p>
      <text:p text:style-name="P18">- Contact adresse mail, téléphone</text:p>
      <text:p text:style-name="P13">- Responsive, <text:span text:style-name="T18">adapter l’affichage en fonction de l’écran</text:span></text:p>
      <text:p text:style-name="P4"/>
      <text:p text:style-name="P6"><text:bookmark text:name="docs-internal-guid-0d77880c-7fff-1359-6377-5be7b6495163"/><text:span text:style-name="T17">3. </text:span><text:span text:style-name="T15">MVP (Minimum Viable Product) :</text:span></text:p>
      <text:p text:style-name="P6"/>
      <text:p text:style-name="P13">- Présentation / <text:span text:style-name="T18">description de</text:span> l’entreprise</text:p>
      <text:p text:style-name="P15">- Présentation <text:span text:style-name="T24">rapide des</text:span> produits</text:p>
      <text:p text:style-name="P13">- Présentation des coordonnées de contact et localisation du commerce <text:span text:style-name="T2">avec horaires </text:span></text:p>
      <text:p text:style-name="P13">- <text:span text:style-name="T25">Footer</text:span></text:p>
      <text:p text:style-name="P32"><text:span text:style-name="T6">-</text:span><text:span text:style-name="T12"> Barre de Navigation</text:span></text:p>
      <text:p text:style-name="P28"/>
      <text:p text:style-name="P5"><text:span text:style-name="T17">4. </text:span><text:span text:style-name="T16">Évolutions</text:span><text:span text:style-name="T15"> potentielles :</text:span></text:p>
      <text:p text:style-name="P24"/>
      <text:p text:style-name="P21"><text:span text:style-name="T4">- </text:span><text:span text:style-name="T9">Présentation détaillée des prix / </text:span><text:span text:style-name="T11">produits</text:span></text:p>
      <text:p text:style-name="P21"><text:span text:style-name="T4">- </text:span><text:span text:style-name="T5">Commandes en ligne ( type drive ) / </text:span><text:span text:style-name="T14">Livraison</text:span></text:p>
      <text:p text:style-name="P33"><text:span text:style-name="T5">- Galerie photos des produits</text:span></text:p>
      <text:p text:style-name="P21"><text:span text:style-name="T12"/></text:p>
      <text:p text:style-name="P26"/>
      <text:p text:style-name="P11"><text:span text:style-name="T6">5. T</text:span><text:span text:style-name="T4">echnologies utilisées pour le projet :</text:span></text:p>
      <text:p text:style-name="P25"/>
      <text:p text:style-name="P21"><text:span text:style-name="T4">- </text:span><text:span text:style-name="T6">Html</text:span></text:p>
      <text:p text:style-name="P27">- Css</text:p>
      <text:p text:style-name="P27">- Framework : Bootstrap</text:p>
      <text:p text:style-name="P21"><text:span text:style-name="T6">- </text:span><text:span text:style-name="T10">GitHub</text:span></text:p>
      <text:p text:style-name="P12"/>
      <text:p text:style-name="P11"><text:span text:style-name="T7">6. C</text:span><text:span text:style-name="T4">ible</text:span><text:span text:style-name="T3"> </text:span><text:span text:style-name="T4">du projet (le public visé) </text:span>:</text:p>
      <text:p text:style-name="P23"/>
      <text:p text:style-name="P22">Marché : Grand public</text:p>
      <text:p text:style-name="P22">Tranche d’âge : Tou<text:span text:style-name="T21">s</text:span> âge<text:span text:style-name="T21">s</text:span></text:p>
      <text:p text:style-name="P22">Langue : Français</text:p>
      <text:p text:style-name="P12"/>
      <text:p text:style-name="P11"><text:bookmark text:name="docs-internal-guid-0971b5fc-7fff-8b9f-ffd4-417653f285f7"/><text:span text:style-name="T8">7. </text:span><text:span text:style-name="T4">Les navigateurs compatibles </text:span>:</text:p>
      <text:p text:style-name="P5"/>
      <text:p text:style-name="P13">- <text:span text:style-name="T22">Chrome</text:span></text:p>
      <text:p text:style-name="P13">- <text:span text:style-name="T22">Internet Explorer</text:span></text:p>
      <text:p text:style-name="P13">- <text:span text:style-name="T22">Firefox</text:span></text:p>
      <text:p text:style-name="P13">- <text:span text:style-name="T22">Safari</text:span></text:p>
      <text:p text:style-name="P13">- <text:span text:style-name="T22">Opera</text:span></text:p>
      <text:p text:style-name="P13"/>
      <text:p text:style-name="P13"/>
      <text:p text:style-name="P13"><text:soft-page-break/><text:a xlink:type="simple" xlink:href="https://nicepage.com/ht/19813/tasty-and-fresh-food-html-template" text:style-name="Internet_20_link" text:visited-style-name="Visited_20_Internet_20_Link">https://nicepage.com/ht/19813/tasty-and-fresh-food-html-template</text:a></text:p>
      <text:p text:style-name="P13"/>
      <text:p text:style-name="P13"><text:a xlink:type="simple" xlink:href="https://nicepage.com/ht/19813/tasty-and-fresh-food-html-template" text:style-name="Internet_20_link" text:visited-style-name="Visited_20_Internet_20_Link">https://nicepage.com/ht/19813/tasty-and-fresh-food-html-template</text:a></text:p>
      <text:p text:style-name="P13"/>
      <text:p text:style-name="P13">https://nicepage.com/ht/24984/cakes-and-baking-food-html-templ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1-04-12T11:42:48.481000000</dc:date>
    <meta:editing-duration>PT1H44M31S</meta:editing-duration>
    <meta:editing-cycles>5</meta:editing-cycles>
    <meta:document-statistic meta:table-count="0" meta:image-count="0" meta:object-count="0" meta:page-count="3" meta:paragraph-count="42" meta:word-count="210" meta:character-count="1436" meta:non-whitespace-character-count="1267"/>
  </office:meta>
</office:document-meta>
</file>